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2011e" officeooo:paragraph-rsid="0012011e"/>
    </style:style>
    <style:style style:name="P2" style:family="paragraph" style:parent-style-name="Standard">
      <style:text-properties officeooo:rsid="0012011e" officeooo:paragraph-rsid="00120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Shoaib Akhtar </text:p>
      <text:p text:style-name="P2">Roll No: 20P-0147 </text:p>
      <text:p text:style-name="P2">Assignment-1</text:p>
      <text:p text:style-name="P2">Section: BS-CS 7A</text:p>
      <text:p text:style-name="P2"/>
      <text:p text:style-name="P2"/>
      <text:p text:style-name="P2"/>
      <text:h text:style-name="P1" text:outline-level="3">1. Create a Kubernetes Cron Job:</text:h>
      <text:p text:style-name="P2">apiVersion: batch/v1beta1</text:p>
      <text:p text:style-name="P2">kind: CronJob</text:p>
      <text:p text:style-name="P2">metadata:</text:p>
      <text:p text:style-name="P2"><text:s text:c="2"/>name: data-processing-cronjob</text:p>
      <text:p text:style-name="P2">spec:</text:p>
      <text:p text:style-name="P2"><text:s text:c="2"/>schedule: "*/15 * * * *" # Cron expression for every 15 minutes</text:p>
      <text:p text:style-name="P2"><text:s text:c="2"/>jobTemplate:</text:p>
      <text:p text:style-name="P2"><text:s text:c="4"/>spec:</text:p>
      <text:p text:style-name="P2"><text:s text:c="6"/>template:</text:p>
      <text:p text:style-name="P2"><text:s text:c="8"/>spec:</text:p>
      <text:p text:style-name="P2"><text:s text:c="10"/>containers:</text:p>
      <text:p text:style-name="P2"><text:s text:c="10"/>- name: data-processor</text:p>
      <text:p text:style-name="P2"><text:s text:c="12"/>image: your-data-processor-image:tag</text:p>
      <text:p text:style-name="P2"><text:s text:c="12"/># Add any necessary environment variables, volume mounts, etc.</text:p>
      <text:p text:style-name="P2"><text:s text:c="10"/>restartPolicy: OnFailure</text:p>
      <text:p text:style-name="P2"/>
      <text:p text:style-name="P2"/>
      <text:p text:style-name="P2"/>
      <text:h text:style-name="P1" text:outline-level="3">2. Apply the Configuration:</text:h>
      <text:p text:style-name="P2">kubectl apply -f data-processing-cronjob.yaml</text:p>
      <text:p text:style-name="P2"/>
      <text:p text:style-name="P2"/>
      <text:h text:style-name="P1" text:outline-level="3">3. Verify the Cron Job:</text:h>
      <text:p text:style-name="P2">kubectl get cronjobs</text:p>
      <text:p text:style-name="P2">kubectl get jobs</text:p>
      <text:p text:style-name="P2">kubectl logs &lt;pod-name&gt;</text:p>
      <text:p text:style-name="P2"/>
      <text:p text:style-name="P2"/>
      <text:h text:style-name="P1" text:outline-level="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1:16:03.920190418</meta:creation-date>
    <dc:date>2023-12-15T21:18:24.137953615</dc:date>
    <meta:editing-duration>PT2M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80" meta:character-count="661" meta:non-whitespace-character-count="527"/>
  </office:meta>
</office:document-meta>
</file>